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eekAnalyzer.Greek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eekAnalyzer.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eekAnalyzer.GreekAnalyzer( char [ ]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eekAnalyzer.GreekAnalyzer( char [ ] charset , Map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eekAnalyzer.GreekAnalyzer( char [ ] charset , String [ ]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eekAnalyzer.makeStopWords( char [ ] char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